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1mm"/>
    </style:style>
    <style:style style:name="co2" style:family="table-column">
      <style:table-column-properties fo:break-before="auto" style:column-width="30.34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74.1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3.9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1.22mm" fo:break-before="auto" style:use-optimal-row-height="false"/>
    </style:style>
    <style:style style:name="ro5" style:family="table-row">
      <style:table-row-properties style:row-height="9.74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14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Liberation Sans1" fo:font-size="14pt" fo:language="none" fo:country="none" fo:font-weight="bold" style:font-name-asian="Lucida Sans" style:font-size-asian="14pt" style:language-asian="none" style:country-asian="none" style:font-weight-asian="bold" style:font-name-complex="Tahoma" style:font-size-complex="6.80000019073486pt" style:language-complex="none" style:country-complex="none" style:font-weight-complex="bold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wrap-option="wrap"/>
      <style:text-properties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language="none" fo:country="none" fo:font-weight="bold" style:font-name-asian="Segoe UI" style:font-size-asian="6.80000019073486pt" style:language-asian="none" style:country-asian="none" style:font-weight-asian="bold" style:font-name-complex="Tahoma" style:font-size-complex="6.80000019073486pt" style:language-complex="none" style:country-complex="none" style:font-weight-complex="bold"/>
    </style:style>
    <style:style style:name="ce9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 style:letter-kerning="true" style:language-asian="hi" style:country-asian="IN" style:font-name-asian="Lucida Sans" style:font-size-asian="12pt"/>
    </style:style>
    <style:style style:name="T3" style:family="text">
      <style:text-properties fo:font-size="14pt" style:letter-kerning="true" style:language-asian="hi" style:country-asian="IN" style:font-name-asian="Lucida Sans" style:font-size-asian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<text:span text:style-name="T1">Mourad Zamoun EI</text:span></text:p>
            <text:p><text:span text:style-name="T1">5 RUE ROGER GOBAUT, 93500 PANTIN</text:span></text:p>
            <text:p><text:span text:style-name="T1">0662366914 | mourad.zamoun@gmail.com</text:span></text:p>
            <text:p><text:span text:style-name="T1">SIRET:521 712 174 00023</text:span>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3">
          <table:table-cell table:style-name="ce1" office:value-type="string" calcext:value-type="string">
            <text:p>Facture</text:p>
          </table:table-cell>
          <table:table-cell table:number-columns-repeated="2"/>
          <table:table-cell table:style-name="ce1" office:value-type="string" calcext:value-type="string">
            <text:p>#2023-10-0001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<text:span text:style-name="T2">Adresse de facturation</text:span></text:p>
            <text:p><text:span text:style-name="T2">OzaA l'attention de M Omar Zabana</text:span></text:p>
            <text:p><text:span text:style-name="T2">1, Rue de Paris93260 Les Lilas</text:span></text:p>
            <text:p><text:span text:style-name="T2">SIRET:775 663 438 01906</text:span></text:p>
            <text:p><text:span text:style-name="T2">TVA:FR96775663438</text:span></text:p>
            <text:p><text:span text:style-name="T2">TEL:0612457896</text:span></text:p>
            <text:p><text:span text:style-name="T3">EMAIL:omar.zabana@gmail.com</text:span></text:p>
            <text:p/>
          </table:table-cell>
          <table:table-cell/>
        </table:table-row>
        <table:table-row table:style-name="ro5">
          <table:table-cell table:style-name="ce12" office:value-type="string" calcext:value-type="string">
            <text:p>Date de facture</text:p>
          </table:table-cell>
          <table:table-cell table:style-name="ce6" office:value-type="string" calcext:value-type="string">
            <text:p>Date de livraison</text:p>
          </table:table-cell>
          <table:table-cell table:style-name="ce2" office:value-type="string" calcext:value-type="string">
            <text:p>Conditions de règlement</text:p>
          </table:table-cell>
          <table:table-cell table:style-name="ce2" office:value-type="string" calcext:value-type="string">
            <text:p>Échéance de paiement</text:p>
          </table:table-cell>
          <table:table-cell/>
        </table:table-row>
        <table:table-row table:style-name="ro6">
          <table:table-cell table:number-columns-repeated="2" table:style-name="ce3" office:value-type="date" office:date-value="2023-10-05" calcext:value-type="date">
            <text:p>05/10/2023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6">
          <table:table-cell table:style-name="ce4" office:value-type="string" calcext:value-type="string">
            <text:p>N°</text:p>
          </table:table-cell>
          <table:table-cell table:style-name="ce4" office:value-type="string" calcext:value-type="string">
            <text:p>ARTICLE</text:p>
          </table:table-cell>
          <table:table-cell table:style-name="ce8" office:value-type="string" calcext:value-type="string">
            <text:p>QUANTITÉ</text:p>
          </table:table-cell>
          <table:table-cell table:style-name="ce4" office:value-type="string" calcext:value-type="string">
            <text:p>PRIX UNITÉ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7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cro excel de génération de factures en pdf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currency" office:currency="EUR" office:value="500" calcext:value-type="currency">
            <text:p>500,00 €</text:p>
          </table:table-cell>
          <table:table-cell table:style-name="ce9" table:formula="of:=[.C11]*[.D11]" office:value-type="currency" office:currency="EUR" office:value="1000" calcext:value-type="currency">
            <text:p>1 000,00 €</text:p>
          </table:table-cell>
        </table:table-row>
        <table:table-row table:style-name="ro2">
          <table:table-cell table:number-columns-repeated="5"/>
        </table:table-row>
        <table:table-row table:style-name="ro6">
          <table:table-cell table:number-columns-repeated="2"/>
          <table:table-cell table:style-name="ce4" office:value-type="string" calcext:value-type="string">
            <text:p>Total HT</text:p>
          </table:table-cell>
          <table:table-cell/>
          <table:table-cell table:style-name="ce10" table:formula="of:=SUM([.E11:.E12])" office:value-type="currency" office:currency="EUR" office:value="1000" calcext:value-type="currency">
            <text:p>1 000,00 €</text:p>
          </table:table-cell>
        </table:table-row>
        <table:table-row table:style-name="ro2">
          <table:table-cell table:number-columns-repeated="4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1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 style:data-style-name="N2" text:time-value="01:06:38.2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5T11:02:03.748000000</meta:creation-date>
    <dc:date>2023-10-11T01:10:15.884000000</dc:date>
    <meta:editing-duration>PT2M59S</meta:editing-duration>
    <meta:editing-cycles>3</meta:editing-cycles>
    <meta:generator>LibreOffice/6.0.4.2$Windows_X86_64 LibreOffice_project/9b0d9b32d5dcda91d2f1a96dc04c645c450872bf</meta:generator>
    <meta:document-statistic meta:table-count="1" meta:cell-count="24" meta:object-count="0"/>
  </office:meta>
</office:document-meta>
</file>